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ext_20_body">Given the array nums, for each nums[i] find out how many numbers in the array are smaller than it. That is, for each nums[i] you have to count the number of valid j's such that j != i and nums[j] &lt; nums[i].</text:p>
      <text:p text:style-name="Text_20_body">Return the answer in an array.</text:p>
      <text:p text:style-name="Text_20_body"><text:span text:style-name="Strong_20_Emphasis">Input Format</text:span></text:p>
      <text:p text:style-name="Text_20_body"><text:span text:style-name="Emphasis">Example 1</text:span> Input: nums = [8,1,2,2,3] Output: [4,0,1,1,3] Explanation: For nums[0]=8 there exist four smaller numbers than it (1, 2, 2 and 3). For nums[1]=1 does not exist any smaller number than it. For nums[2]=2 there exist one smaller number than it (1). For nums[3]=2 there exist one smaller number than it (1). For nums[4]=3 there exist three smaller numbers than it (1, 2 and 2).</text:p>
      <text:p text:style-name="Text_20_body"><text:span text:style-name="Emphasis">Example 2</text:span> Input: nums = [6,5,4,8] Output: [2,1,0,3]</text:p>
      <text:p text:style-name="Text_20_body"><text:span text:style-name="Emphasis">Example 3</text:span> Input: nums = [7,7,7,7] Output: [0,0,0,0]</text:p>
      <text:p text:style-name="Text_20_body"/>
      <text:p text:style-name="Text_20_body"/>
      <text:p text:style-name="Standard">/ noprotect</text:p>
      <text:p text:style-name="Standard"/>
      <text:p text:style-name="Standard">let nums = [6,5,4,8];</text:p>
      <text:p text:style-name="Standard"/>
      <text:p text:style-name="Standard"/>
      <text:p text:style-name="Standard">function readLine(arr) {</text:p>
      <text:p text:style-name="Standard"><text:s text:c="2"/>let smallerNums = [];</text:p>
      <text:p text:style-name="Standard"><text:s text:c="2"/>for (let i = 0; i &lt; arr.length; i++) {</text:p>
      <text:p text:style-name="Standard"><text:s text:c="4"/>let count = 0;</text:p>
      <text:p text:style-name="Standard"><text:s text:c="6"/>for (let j = 0; j &lt; arr.length; j++) {</text:p>
      <text:p text:style-name="Standard"><text:s text:c="8"/>if (j !== i &amp;&amp; arr[j] &lt; arr[i]) {</text:p>
      <text:p text:style-name="Standard"><text:s text:c="10"/>count++;</text:p>
      <text:p text:style-name="Standard"><text:s text:c="8"/>}</text:p>
      <text:p text:style-name="Standard"><text:s text:c="6"/>}</text:p>
      <text:p text:style-name="Standard"><text:s text:c="6"/>smallerNums.push(count);</text:p>
      <text:p text:style-name="Standard"><text:s text:c="2"/>}</text:p>
      <text:p text:style-name="Standard"><text:s text:c="2"/>return smallerNums;</text:p>
      <text:p text:style-name="Standard">}</text:p>
      <text:p text:style-name="Standard"/>
      <text:p text:style-name="Standard">console.log(readLine(nums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2T17:18:18.920814338</meta:creation-date>
    <dc:date>2021-01-07T16:04:25.809788571</dc:date>
    <meta:editing-duration>PT2M3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187" meta:character-count="1072" meta:non-whitespace-character-count="851"/>
  </office:meta>
</office:document-meta>
</file>